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ce style:name="Cambria Math" svg:font-family="'Cambria Math'"/>
    <style:font-face style:name="DejaVu Sans" svg:font-family="'DejaVu Sans'" style:font-family-generic="system" style:font-pitch="variable"/>
    <style:font-face style:name="Gayathri Thin" svg:font-family="'Gayathri Thin'"/>
    <style:font-face style:name="Liberation Mono" svg:font-family="'Liberation Mono'" style:font-family-generic="modern" style:font-pitch="fixed"/>
    <style:font-face style:name="Liberation Mono1" svg:font-family="'Liberation Mono'"/>
    <style:font-face style:name="OpenSymbol" svg:font-family="OpenSymbol" style:font-charset="x-symbol"/>
    <style:font-face style:name="Symbol" svg:font-family="Symbol"/>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officeooo:paragraph-rsid="00084687"/>
    </style:style>
    <style:style style:name="P3" style:family="paragraph" style:parent-style-name="Standard">
      <style:paragraph-properties fo:margin-top="0cm" fo:margin-bottom="0.499cm" style:contextual-spacing="false" fo:line-height="100%" fo:text-align="start" style:justify-single-word="false"/>
      <style:text-properties officeooo:paragraph-rsid="00084687"/>
    </style:style>
    <style:style style:name="P4" style:family="paragraph" style:parent-style-name="Standard">
      <style:paragraph-properties fo:line-height="100%" fo:text-align="start" style:justify-single-word="false"/>
      <style:text-properties style:use-window-font-color="true" loext:opacity="0%" style:font-name="Gayathri Thin" fo:font-size="12pt" fo:language="es" fo:country="ES" fo:font-weight="bold" fo:background-color="transparent" style:font-name-asian="Gayathri Thin" style:font-name-complex="Gayathri Thin"/>
    </style:style>
    <style:style style:name="P5" style:family="paragraph" style:parent-style-name="Standard">
      <style:paragraph-properties fo:line-height="100%" fo:text-align="center" style:justify-single-word="false"/>
      <style:text-properties style:use-window-font-color="true" loext:opacity="0%" style:font-name="Gayathri Thin" fo:font-size="16pt" fo:language="es" fo:country="ES" fo:font-weight="bold" fo:background-color="transparent" style:font-name-asian="Gayathri Thin" style:font-name-complex="Gayathri Thin"/>
    </style:style>
    <style:style style:name="P6" style:family="paragraph" style:parent-style-name="Standard">
      <style:paragraph-properties fo:line-height="100%" fo:text-align="center" style:justify-single-word="false"/>
      <style:text-properties style:use-window-font-color="true" loext:opacity="0%" style:font-name="Gayathri Thin" fo:font-size="16pt" fo:language="es" fo:country="ES" fo:font-weight="bold" officeooo:paragraph-rsid="001bbb20" fo:background-color="transparent" style:font-name-asian="Gayathri Thin" style:font-name-complex="Gayathri Thin"/>
    </style:style>
    <style:style style:name="P7" style:family="paragraph" style:parent-style-name="Standard">
      <style:paragraph-properties fo:line-height="100%" fo:text-align="center" style:justify-single-word="false" fo:break-before="page"/>
      <style:text-properties style:use-window-font-color="true" loext:opacity="0%" style:font-name="Gayathri Thin" fo:font-size="16pt" fo:language="es" fo:country="ES" fo:font-weight="bold" officeooo:paragraph-rsid="001bbb20" fo:background-color="transparent" style:font-name-asian="Gayathri Thin" style:font-name-complex="Gayathri Thin"/>
    </style:style>
    <style:style style:name="P8" style:family="paragraph" style:parent-style-name="Standard">
      <style:paragraph-properties fo:line-height="150%" fo:text-align="justify" style:justify-single-word="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9" style:family="paragraph" style:parent-style-name="Standard">
      <style:paragraph-properties fo:line-height="100%" fo:text-align="start" style:justify-single-word="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10" style:family="paragraph" style:parent-style-name="Standard">
      <style:paragraph-properties fo:margin-top="0cm" fo:margin-bottom="0.499cm" style:contextual-spacing="false" fo:line-height="100%" fo:text-align="start" style:justify-single-word="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11" style:family="paragraph" style:parent-style-name="Standard">
      <style:paragraph-properties fo:line-height="100%" fo:text-align="start" style:justify-single-word="false"/>
      <style:text-properties style:use-window-font-color="true" loext:opacity="0%" style:font-name="Gayathri Thin" fo:font-size="13pt" fo:language="es" fo:country="ES" fo:font-weight="normal" officeooo:rsid="00091c6e" officeooo:paragraph-rsid="00084687" fo:background-color="transparent" style:font-name-asian="Gayathri Thin" style:font-name-complex="Gayathri Thin"/>
    </style:style>
    <style:style style:name="P12" style:family="paragraph" style:parent-style-name="Standard">
      <style:paragraph-properties fo:margin-top="0cm" fo:margin-bottom="0.247cm" style:contextual-spacing="false" fo:line-height="115%" fo:text-align="start" style:justify-single-word="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13" style:family="paragraph" style:parent-style-name="Standard">
      <style:paragraph-properties fo:line-height="150%" fo:text-align="justify" style:justify-single-word="false"/>
      <style:text-properties style:use-window-font-color="true" loext:opacity="0%" style:font-name="Gayathri Thin" fo:font-size="13pt" fo:language="es" fo:country="ES" fo:font-weight="bold" fo:background-color="transparent" style:font-name-asian="Gayathri Thin" style:font-name-complex="Gayathri Thin"/>
    </style:style>
    <style:style style:name="P14" style:family="paragraph" style:parent-style-name="Standard">
      <style:paragraph-properties fo:line-height="150%" fo:text-align="justify" style:justify-single-word="false"/>
      <style:text-properties style:use-window-font-color="true" loext:opacity="0%" style:font-name="Gayathri Thin" fo:font-size="13pt" fo:language="es" fo:country="ES" fo:font-style="normal" fo:font-weight="bold" officeooo:rsid="000cff18" officeooo:paragraph-rsid="000cff18" fo:background-color="transparent" style:font-name-asian="Gayathri Thin" style:font-style-asian="normal" style:font-name-complex="Gayathri Thin" style:font-style-complex="normal"/>
    </style:style>
    <style:style style:name="P15" style:family="paragraph" style:parent-style-name="Preformatted_20_Text">
      <style:paragraph-properties fo:margin-top="0cm" fo:margin-bottom="0cm" style:contextual-spacing="false" fo:line-height="130%" fo:text-align="start" style:justify-single-word="false" fo:orphans="2" fo:widows="2" fo:padding="0cm" fo:border="none"/>
      <style:text-properties style:use-window-font-color="true" loext:opacity="0%" style:font-name="Gayathri Thin" fo:font-size="13pt" fo:language="es" fo:country="ES" officeooo:rsid="000cff18" fo:background-color="transparent" style:font-name-asian="Gayathri Thin" style:font-name-complex="Gayathri Thin"/>
    </style:style>
    <style:style style:name="P16" style:family="paragraph" style:parent-style-name="Standard">
      <style:paragraph-properties fo:line-height="150%" fo:text-align="justify" style:justify-single-word="false"/>
      <style:text-properties style:use-window-font-color="true" loext:opacity="0%" style:font-name="Gayathri Thin" fo:font-size="14pt" fo:language="es" fo:country="ES" fo:font-weight="bold" fo:background-color="transparent" style:font-name-asian="Gayathri Thin" style:font-name-complex="Gayathri Thin"/>
    </style:style>
    <style:style style:name="P17" style:family="paragraph" style:parent-style-name="Standard">
      <style:paragraph-properties fo:line-height="100%" fo:text-align="start" style:justify-single-word="false"/>
      <style:text-properties style:use-window-font-color="true" loext:opacity="0%" style:font-name="Calibri1" fo:font-size="11pt" fo:language="es" fo:country="ES" fo:font-weight="normal" fo:background-color="transparent" style:font-name-asian="Calibri1" style:font-name-complex="Calibri1"/>
    </style:style>
    <style:style style:name="P18" style:family="paragraph" style:parent-style-name="Standard">
      <style:paragraph-properties fo:line-height="100%" fo:text-align="center" style:justify-single-word="false"/>
      <style:text-properties style:use-window-font-color="true" loext:opacity="0%" style:font-name="Calibri1" fo:font-size="11pt" fo:language="es" fo:country="ES" fo:font-weight="normal" fo:background-color="transparent" style:font-name-asian="Calibri1" style:font-name-complex="Calibri1"/>
    </style:style>
    <style:style style:name="P19" style:family="paragraph" style:parent-style-name="Standard">
      <style:paragraph-properties fo:line-height="150%" fo:text-align="justify" style:justify-single-word="false"/>
      <style:text-properties style:use-window-font-color="true" loext:opacity="0%" style:font-name="Calibri1" fo:font-size="11pt" fo:language="es" fo:country="ES" fo:font-weight="normal" fo:background-color="transparent" style:font-name-asian="Calibri1" style:font-name-complex="Calibri1"/>
    </style:style>
    <style:style style:name="P20" style:family="paragraph" style:parent-style-name="Standard">
      <style:paragraph-properties fo:line-height="150%" fo:text-align="justify" style:justify-single-word="false"/>
      <style:text-properties style:use-window-font-color="true" loext:opacity="0%" style:font-name="Liberation Mono1" fo:font-size="13pt" fo:language="es" fo:country="ES" fo:font-weight="normal" fo:background-color="transparent" style:font-name-asian="Liberation Mono1" style:font-name-complex="Liberation Mono1"/>
    </style:style>
    <style:style style:name="P21" style:family="paragraph" style:parent-style-name="Standard">
      <style:paragraph-properties fo:line-height="150%" fo:text-align="justify" style:justify-single-word="false"/>
      <style:text-properties officeooo:paragraph-rsid="00084687"/>
    </style:style>
    <style:style style:name="P22" style:family="paragraph" style:parent-style-name="Standard">
      <style:paragraph-properties fo:line-height="100%" fo:text-align="start" style:justify-single-word="false"/>
      <style:text-properties fo:language="es" fo:country="ES"/>
    </style:style>
    <style:style style:name="P23" style:family="paragraph" style:parent-style-name="Standard">
      <style:paragraph-properties fo:line-height="150%" fo:text-align="justify" style:justify-single-word="false"/>
      <style:text-properties fo:language="es" fo:country="ES"/>
    </style:style>
    <style:style style:name="P24" style:family="paragraph" style:parent-style-name="Preformatted_20_Text">
      <style:paragraph-properties fo:margin-top="0cm" fo:margin-bottom="0cm" style:contextual-spacing="false" fo:line-height="130%" fo:text-align="start" style:justify-single-word="false" fo:orphans="2" fo:widows="2" fo:padding="0cm" fo:border="none"/>
    </style:style>
    <style:style style:name="P25" style:family="paragraph" style:parent-style-name="Preformatted_20_Text">
      <style:paragraph-properties fo:margin-left="0cm" fo:margin-right="0cm" fo:margin-top="0cm" fo:margin-bottom="0cm" style:contextual-spacing="false" fo:line-height="130%" fo:text-align="start" style:justify-single-word="false" fo:orphans="2" fo:widows="2" fo:text-indent="0cm" style:auto-text-indent="false" fo:padding="0cm" fo:border="none"/>
    </style:style>
    <style:style style:name="P26" style:family="paragraph" style:parent-style-name="Preformatted_20_Text" style:list-style-name="L14">
      <style:paragraph-properties fo:line-height="150%" fo:text-align="justify" style:justify-single-word="false"/>
      <style:text-properties style:use-window-font-color="true" loext:opacity="0%" style:font-name="Gayathri Thin" fo:font-size="13pt" fo:language="es" fo:country="ES" fo:font-style="normal" fo:font-weight="bold" officeooo:rsid="000cff18" officeooo:paragraph-rsid="000cff18" fo:background-color="transparent" style:font-name-asian="Gayathri Thin" style:font-style-asian="normal" style:font-name-complex="Gayathri Thin" style:font-style-complex="normal"/>
    </style:style>
    <style:style style:name="P27" style:family="paragraph" style:parent-style-name="Standard" style:list-style-name="L1">
      <style:paragraph-properties fo:margin-left="-0.635cm" fo:margin-right="0cm" fo:line-height="150%" fo:text-align="justify" style:justify-single-word="false" fo:text-indent="0.635cm" style:auto-text-indent="false"/>
      <style:text-properties fo:language="es" fo:country="ES"/>
    </style:style>
    <style:style style:name="P28" style:family="paragraph" style:parent-style-name="Standard" style:list-style-name="L2">
      <style:paragraph-properties fo:margin-left="-0.635cm" fo:margin-right="0cm" fo:line-height="150%" fo:text-align="justify" style:justify-single-word="false" fo:text-indent="0.635cm" style:auto-text-indent="false"/>
      <style:text-properties fo:language="es" fo:country="ES"/>
    </style:style>
    <style:style style:name="P29" style:family="paragraph" style:parent-style-name="Standard" style:list-style-name="L4">
      <style:paragraph-properties fo:margin-left="-0.635cm" fo:margin-right="0cm" fo:line-height="150%" fo:text-align="justify" style:justify-single-word="false" fo:text-indent="0.635cm" style:auto-text-indent="false"/>
      <style:text-properties fo:language="es" fo:country="ES"/>
    </style:style>
    <style:style style:name="P30" style:family="paragraph" style:parent-style-name="Standard" style:list-style-name="L5">
      <style:paragraph-properties fo:margin-left="-0.635cm" fo:margin-right="0cm" fo:line-height="150%" fo:text-align="justify" style:justify-single-word="false" fo:text-indent="0.635cm" style:auto-text-indent="false"/>
      <style:text-properties fo:language="es" fo:country="ES"/>
    </style:style>
    <style:style style:name="P31" style:family="paragraph" style:parent-style-name="Standard" style:list-style-name="L6">
      <style:paragraph-properties fo:margin-left="-0.635cm" fo:margin-right="0cm" fo:line-height="150%" fo:text-align="justify" style:justify-single-word="false" fo:text-indent="0.635cm" style:auto-text-indent="false"/>
      <style:text-properties fo:language="es" fo:country="ES"/>
    </style:style>
    <style:style style:name="P32" style:family="paragraph" style:parent-style-name="Standard" style:list-style-name="L7">
      <style:paragraph-properties fo:margin-left="-0.635cm" fo:margin-right="0cm" fo:line-height="150%" fo:text-align="justify" style:justify-single-word="false" fo:text-indent="0.635cm" style:auto-text-indent="false"/>
      <style:text-properties fo:language="es" fo:country="ES"/>
    </style:style>
    <style:style style:name="P33" style:family="paragraph" style:parent-style-name="Standard" style:list-style-name="L8">
      <style:paragraph-properties fo:margin-left="-0.635cm" fo:margin-right="0cm" fo:line-height="150%" fo:text-align="justify" style:justify-single-word="false" fo:text-indent="0.635cm" style:auto-text-indent="false"/>
      <style:text-properties fo:language="es" fo:country="ES" officeooo:paragraph-rsid="00084687"/>
    </style:style>
    <style:style style:name="P34" style:family="paragraph" style:parent-style-name="Standard" style:list-style-name="L9">
      <style:paragraph-properties fo:margin-left="-0.635cm" fo:margin-right="0cm" fo:margin-top="0cm" fo:margin-bottom="0.247cm" style:contextual-spacing="false" fo:line-height="150%" fo:text-align="justify" style:justify-single-word="false" fo:text-indent="0.635cm" style:auto-text-indent="false"/>
      <style:text-properties fo:language="es" fo:country="ES"/>
    </style:style>
    <style:style style:name="P35" style:family="paragraph" style:parent-style-name="Standard" style:list-style-name="L14">
      <style:paragraph-properties fo:line-height="150%" fo:text-align="justify" style:justify-single-word="false"/>
      <style:text-properties fo:language="es" fo:country="ES"/>
    </style:style>
    <style:style style:name="P36" style:family="paragraph" style:parent-style-name="Standard" style:list-style-name="L9">
      <style:paragraph-properties fo:margin-left="-0.635cm" fo:margin-right="0cm" fo:line-height="115%" fo:text-align="start" style:justify-single-word="false" fo:text-indent="0.635cm" style:auto-text-indent="false"/>
      <style:text-properties fo:language="es" fo:country="ES"/>
    </style:style>
    <style:style style:name="P37" style:family="paragraph" style:parent-style-name="Standard" style:list-style-name="L1">
      <style:paragraph-properties fo:margin-left="-0.635cm" fo:margin-right="0cm" fo:line-height="150%" fo:text-align="justify" style:justify-single-word="false" fo:text-indent="0.635cm" style:auto-text-indent="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38" style:family="paragraph" style:parent-style-name="Standard" style:list-style-name="L3">
      <style:paragraph-properties fo:margin-left="-0.635cm" fo:margin-right="0cm" fo:line-height="150%" fo:text-align="justify" style:justify-single-word="false" fo:text-indent="0.635cm" style:auto-text-indent="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39" style:family="paragraph" style:parent-style-name="Standard" style:list-style-name="L4">
      <style:paragraph-properties fo:margin-left="-0.635cm" fo:margin-right="0cm" fo:line-height="150%" fo:text-align="justify" style:justify-single-word="false" fo:text-indent="0.635cm" style:auto-text-indent="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40" style:family="paragraph" style:parent-style-name="Standard" style:list-style-name="L6">
      <style:paragraph-properties fo:margin-left="-0.635cm" fo:margin-right="0cm" fo:line-height="150%" fo:text-align="justify" style:justify-single-word="false" fo:text-indent="0.635cm" style:auto-text-indent="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41" style:family="paragraph" style:parent-style-name="Standard" style:list-style-name="L6">
      <style:paragraph-properties fo:margin-left="-0.635cm" fo:margin-right="0cm" fo:line-height="150%" fo:text-align="justify" style:justify-single-word="false" fo:text-indent="0.635cm" style:auto-text-indent="false"/>
      <style:text-properties style:use-window-font-color="true" loext:opacity="0%" style:font-name="Gayathri Thin" fo:font-size="13pt" fo:language="es" fo:country="ES" fo:font-weight="normal" officeooo:paragraph-rsid="00084687" fo:background-color="transparent" style:font-name-asian="Gayathri Thin" style:font-name-complex="Gayathri Thin"/>
    </style:style>
    <style:style style:name="P42" style:family="paragraph" style:parent-style-name="Standard" style:list-style-name="L7">
      <style:paragraph-properties fo:margin-left="-0.635cm" fo:margin-right="0cm" fo:line-height="150%" fo:text-align="justify" style:justify-single-word="false" fo:text-indent="0.635cm" style:auto-text-indent="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43" style:family="paragraph" style:parent-style-name="Standard" style:list-style-name="L8">
      <style:paragraph-properties fo:margin-left="-0.635cm" fo:margin-right="0cm" fo:line-height="150%" fo:text-align="justify" style:justify-single-word="false" fo:text-indent="0.635cm" style:auto-text-indent="false"/>
      <style:text-properties style:use-window-font-color="true" loext:opacity="0%" style:font-name="Gayathri Thin" fo:font-size="13pt" fo:language="es" fo:country="ES" fo:font-weight="normal" officeooo:paragraph-rsid="00084687" fo:background-color="transparent" style:font-name-asian="Gayathri Thin" style:font-name-complex="Gayathri Thin"/>
    </style:style>
    <style:style style:name="P44" style:family="paragraph" style:parent-style-name="Standard" style:list-style-name="L11">
      <style:paragraph-properties fo:margin-left="-0.635cm" fo:margin-right="0cm" fo:line-height="150%" fo:text-align="justify" style:justify-single-word="false" fo:text-indent="0.635cm" style:auto-text-indent="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45" style:family="paragraph" style:parent-style-name="Standard" style:list-style-name="L13">
      <style:paragraph-properties fo:margin-left="-0.635cm" fo:margin-right="0cm" fo:line-height="150%" fo:text-align="justify" style:justify-single-word="false" fo:text-indent="0.635cm" style:auto-text-indent="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46" style:family="paragraph" style:parent-style-name="Standard" style:list-style-name="L9">
      <style:paragraph-properties fo:margin-left="-0.635cm" fo:margin-right="0cm" fo:line-height="115%" fo:text-align="start" style:justify-single-word="false" fo:text-indent="0.635cm" style:auto-text-indent="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47" style:family="paragraph" style:parent-style-name="Standard" style:list-style-name="L9">
      <style:paragraph-properties fo:margin-left="-0.635cm" fo:margin-right="0cm" fo:margin-top="0cm" fo:margin-bottom="0.247cm" style:contextual-spacing="false" fo:line-height="115%" fo:text-align="start" style:justify-single-word="false" fo:text-indent="0.635cm" style:auto-text-indent="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48" style:family="paragraph" style:parent-style-name="Standard" style:list-style-name="L14">
      <style:paragraph-properties fo:line-height="150%" fo:text-align="justify" style:justify-single-word="false"/>
      <style:text-properties style:use-window-font-color="true" loext:opacity="0%" style:font-name="Gayathri Thin" fo:font-size="13pt" fo:language="es" fo:country="ES" fo:font-weight="bold" fo:background-color="transparent" style:font-name-asian="Gayathri Thin" style:font-name-complex="Gayathri Thin"/>
    </style:style>
    <style:style style:name="P49" style:family="paragraph" style:parent-style-name="Standard" style:list-style-name="L14">
      <style:paragraph-properties fo:line-height="150%" fo:text-align="justify" style:justify-single-word="false"/>
      <style:text-properties style:use-window-font-color="true" loext:opacity="0%" style:font-name="Gayathri Thin" fo:font-size="13pt" fo:language="es" fo:country="ES" fo:font-weight="bold" officeooo:rsid="000cff18" officeooo:paragraph-rsid="000cff18" fo:background-color="transparent" style:font-name-asian="Gayathri Thin" style:font-name-complex="Gayathri Thin"/>
    </style:style>
    <style:style style:name="P50" style:family="paragraph" style:parent-style-name="Standard" style:list-style-name="L15">
      <style:paragraph-properties fo:line-height="150%" fo:text-align="justify" style:justify-single-word="false"/>
      <style:text-properties style:use-window-font-color="true" loext:opacity="0%" style:font-name="Gayathri Thin" fo:font-size="13pt" fo:language="es" fo:country="ES" fo:font-style="normal" fo:font-weight="bold" officeooo:rsid="000cff18" officeooo:paragraph-rsid="00128278" fo:background-color="transparent" style:font-name-asian="Gayathri Thin" style:font-style-asian="normal" style:font-name-complex="Gayathri Thin" style:font-style-complex="normal"/>
    </style:style>
    <style:style style:name="P51" style:family="paragraph" style:parent-style-name="Standard" style:list-style-name="L15">
      <style:paragraph-properties fo:line-height="150%" fo:text-align="justify" style:justify-single-word="false"/>
      <style:text-properties style:use-window-font-color="true" loext:opacity="0%" style:font-name="Gayathri Thin" fo:font-size="13pt" fo:language="es" fo:country="ES" fo:font-style="normal" fo:font-weight="bold" officeooo:rsid="000cff18" officeooo:paragraph-rsid="00144741" fo:background-color="transparent" style:font-name-asian="Gayathri Thin" style:font-style-asian="normal" style:font-name-complex="Gayathri Thin" style:font-style-complex="normal"/>
    </style:style>
    <style:style style:name="P52" style:family="paragraph" style:parent-style-name="Standard" style:list-style-name="L15">
      <style:paragraph-properties fo:line-height="150%" fo:text-align="justify" style:justify-single-word="false"/>
      <style:text-properties style:use-window-font-color="true" loext:opacity="0%" style:font-name="Gayathri Thin" fo:font-size="13pt" fo:language="es" fo:country="ES" fo:font-style="normal" fo:font-weight="bold" officeooo:rsid="000cff18" officeooo:paragraph-rsid="0014a9c1" fo:background-color="transparent" style:font-name-asian="Gayathri Thin" style:font-style-asian="normal" style:font-name-complex="Gayathri Thin" style:font-style-complex="normal"/>
    </style:style>
    <style:style style:name="P53" style:family="paragraph" style:parent-style-name="Standard" style:list-style-name="L15">
      <style:paragraph-properties fo:line-height="150%" fo:text-align="justify" style:justify-single-word="false"/>
      <style:text-properties style:use-window-font-color="true" loext:opacity="0%" style:font-name="Gayathri Thin" fo:font-size="13pt" fo:language="es" fo:country="ES" fo:font-style="normal" fo:font-weight="bold" officeooo:rsid="000cff18" officeooo:paragraph-rsid="00160621" fo:background-color="transparent" style:font-name-asian="Gayathri Thin" style:font-style-asian="normal" style:font-name-complex="Gayathri Thin" style:font-style-complex="normal"/>
    </style:style>
    <style:style style:name="P54" style:family="paragraph" style:parent-style-name="Standard" style:list-style-name="L15">
      <style:paragraph-properties fo:line-height="150%" fo:text-align="justify" style:justify-single-word="false"/>
      <style:text-properties style:use-window-font-color="true" loext:opacity="0%" style:font-name="Gayathri Thin" fo:font-size="13pt" fo:language="es" fo:country="ES" fo:font-style="normal" fo:font-weight="bold" officeooo:rsid="000cff18" officeooo:paragraph-rsid="001abeb9" fo:background-color="transparent" style:font-name-asian="Gayathri Thin" style:font-style-asian="normal" style:font-name-complex="Gayathri Thin" style:font-style-complex="normal"/>
    </style:style>
    <style:style style:name="P55" style:family="paragraph" style:parent-style-name="Standard" style:list-style-name="L8">
      <style:paragraph-properties fo:margin-left="-0.635cm" fo:margin-right="0cm" fo:line-height="150%" fo:text-align="justify" style:justify-single-word="false" fo:text-indent="0.635cm" style:auto-text-indent="false"/>
      <style:text-properties style:use-window-font-color="true" loext:opacity="0%" style:font-name="Calibri1" fo:font-size="11pt" fo:language="es" fo:country="ES" fo:font-weight="normal" officeooo:paragraph-rsid="00084687" fo:background-color="transparent" style:font-name-asian="Calibri1" style:font-name-complex="Calibri1"/>
    </style:style>
    <style:style style:name="P56" style:family="paragraph" style:parent-style-name="Standard" style:list-style-name="L10">
      <style:paragraph-properties fo:margin-left="-0.635cm" fo:margin-right="0cm" fo:line-height="150%" fo:text-align="justify" style:justify-single-word="false" fo:text-indent="0.635cm" style:auto-text-indent="false"/>
      <style:text-properties style:use-window-font-color="true" loext:opacity="0%" style:font-name="Liberation Mono1" fo:font-size="13pt" fo:language="es" fo:country="ES" fo:font-weight="bold" fo:background-color="transparent" style:font-name-asian="Liberation Mono1" style:font-name-complex="Liberation Mono1"/>
    </style:style>
    <style:style style:name="P57" style:family="paragraph" style:parent-style-name="Standard" style:list-style-name="L12">
      <style:paragraph-properties fo:margin-left="-0.635cm" fo:margin-right="0cm" fo:line-height="150%" fo:text-align="justify" style:justify-single-word="false" fo:text-indent="0.635cm" style:auto-text-indent="false"/>
      <style:text-properties style:use-window-font-color="true" loext:opacity="0%" style:font-name="Liberation Mono1" fo:font-size="13pt" fo:language="es" fo:country="ES" fo:font-weight="normal" fo:background-color="transparent" style:font-name-asian="Liberation Mono1" style:font-name-complex="Liberation Mono1"/>
    </style:style>
    <style:style style:name="P58" style:family="paragraph" style:parent-style-name="Standard" style:list-style-name="L8">
      <style:paragraph-properties fo:margin-left="-0.635cm" fo:margin-right="0cm" fo:line-height="150%" fo:text-align="justify" style:justify-single-word="false" fo:text-indent="0.635cm" style:auto-text-indent="false"/>
      <style:text-properties officeooo:paragraph-rsid="00084687"/>
    </style:style>
    <style:style style:name="T1" style:family="text">
      <style:text-properties style:use-window-font-color="true" loext:opacity="0%" style:font-name="Gayathri Thin" fo:font-size="12pt" fo:font-weight="bold" fo:background-color="transparent" loext:char-shading-value="0" style:font-name-asian="Gayathri Thin" style:font-name-complex="Gayathri Thin"/>
    </style:style>
    <style:style style:name="T2" style:family="text">
      <style:text-properties style:use-window-font-color="true" loext:opacity="0%" style:font-name="Gayathri Thin" fo:font-size="12pt" fo:language="es" fo:country="ES" fo:font-weight="bold" fo:background-color="transparent" loext:char-shading-value="0" style:font-name-asian="Gayathri Thin" style:font-name-complex="Gayathri Thin"/>
    </style:style>
    <style:style style:name="T3" style:family="text">
      <style:text-properties style:use-window-font-color="true" loext:opacity="0%" style:font-name="Gayathri Thin" fo:font-size="12pt" fo:language="es" fo:country="ES" style:text-underline-style="solid" style:text-underline-width="auto" style:text-underline-color="font-color" fo:font-weight="bold" officeooo:rsid="00069efb" style:text-underline-mode="continuous" style:text-overline-mode="continuous" style:text-line-through-mode="continuous" fo:background-color="transparent" loext:char-shading-value="0" style:font-name-asian="Gayathri Thin" style:font-name-complex="Gayathri Thin"/>
    </style:style>
    <style:style style:name="T4" style:family="text">
      <style:text-properties style:use-window-font-color="true" loext:opacity="0%" style:font-name="Gayathri Thin" fo:font-size="13pt" fo:font-weight="bold" fo:background-color="transparent" loext:char-shading-value="0" style:font-name-asian="Gayathri Thin" style:font-name-complex="Gayathri Thin"/>
    </style:style>
    <style:style style:name="T5" style:family="text">
      <style:text-properties style:use-window-font-color="true" loext:opacity="0%" style:font-name="Gayathri Thin" fo:font-size="13pt" fo:font-weight="normal" fo:background-color="transparent" loext:char-shading-value="0" style:font-name-asian="Gayathri Thin" style:font-name-complex="Gayathri Thin"/>
    </style:style>
    <style:style style:name="T6" style:family="text">
      <style:text-properties style:use-window-font-color="true" loext:opacity="0%" style:font-name="Gayathri Thin" fo:font-size="13pt" fo:font-weight="normal" officeooo:rsid="000cff18" fo:background-color="transparent" loext:char-shading-value="0" style:font-name-asian="Gayathri Thin" style:font-name-complex="Gayathri Thin"/>
    </style:style>
    <style:style style:name="T7" style:family="text">
      <style:text-properties style:use-window-font-color="true" loext:opacity="0%" style:font-name="Gayathri Thin" fo:font-size="13pt" fo:language="es" fo:country="ES" fo:font-weight="bold" fo:background-color="transparent" loext:char-shading-value="0" style:font-name-asian="Gayathri Thin" style:font-name-complex="Gayathri Thin"/>
    </style:style>
    <style:style style:name="T8" style:family="text">
      <style:text-properties style:use-window-font-color="true" loext:opacity="0%" style:font-name="Gayathri Thin" fo:font-size="13pt" fo:language="es" fo:country="ES" fo:font-weight="bold" officeooo:rsid="00091c6e" fo:background-color="transparent" loext:char-shading-value="0" style:font-name-asian="Gayathri Thin" style:font-name-complex="Gayathri Thin"/>
    </style:style>
    <style:style style:name="T9" style:family="text">
      <style:text-properties style:use-window-font-color="true" loext:opacity="0%" style:font-name="Gayathri Thin" fo:font-size="13pt" fo:language="es" fo:country="ES" fo:font-weight="normal" fo:background-color="transparent" loext:char-shading-value="0" style:font-name-asian="Gayathri Thin" style:font-name-complex="Gayathri Thin"/>
    </style:style>
    <style:style style:name="T10" style:family="text">
      <style:text-properties style:use-window-font-color="true" loext:opacity="0%" style:font-name="Gayathri Thin" fo:font-size="13pt" fo:language="es" fo:country="ES" fo:font-weight="normal" officeooo:rsid="00084687" fo:background-color="transparent" loext:char-shading-value="0" style:font-name-asian="Gayathri Thin" style:font-name-complex="Gayathri Thin"/>
    </style:style>
    <style:style style:name="T11" style:family="text">
      <style:text-properties style:use-window-font-color="true" loext:opacity="0%" style:font-name="Gayathri Thin" fo:font-size="13pt" fo:language="es" fo:country="ES" fo:font-weight="normal" officeooo:rsid="00091c6e" fo:background-color="transparent" loext:char-shading-value="0" style:font-name-asian="Gayathri Thin" style:font-name-complex="Gayathri Thin"/>
    </style:style>
    <style:style style:name="T12" style:family="text">
      <style:text-properties style:use-window-font-color="true" loext:opacity="0%" style:font-name="Gayathri Thin" fo:font-size="13pt" fo:language="es" fo:country="ES" fo:font-style="italic" fo:font-weight="normal" officeooo:rsid="00091c6e" fo:background-color="transparent" loext:char-shading-value="0" style:font-name-asian="Gayathri Thin" style:font-style-asian="italic" style:font-name-complex="Gayathri Thin" style:font-style-complex="italic"/>
    </style:style>
    <style:style style:name="T13" style:family="text">
      <style:text-properties style:use-window-font-color="true" loext:opacity="0%" style:font-name="Gayathri Thin" fo:font-size="13pt" fo:language="es" fo:country="ES" fo:font-style="normal" fo:font-weight="normal" officeooo:rsid="00091c6e" fo:background-color="transparent" loext:char-shading-value="0" style:font-name-asian="Gayathri Thin" style:font-style-asian="normal" style:font-name-complex="Gayathri Thin" style:font-style-complex="normal"/>
    </style:style>
    <style:style style:name="T14" style:family="text">
      <style:text-properties style:use-window-font-color="true" loext:opacity="0%" style:font-name="Gayathri Thin" fo:font-size="14pt" fo:font-weight="normal" fo:background-color="transparent" loext:char-shading-value="0" style:font-name-asian="Gayathri Thin" style:font-name-complex="Gayathri Thin"/>
    </style:style>
    <style:style style:name="T15" style:family="text">
      <style:text-properties style:use-window-font-color="true" loext:opacity="0%" style:font-name="Gayathri Thin" fo:font-size="14pt" fo:font-weight="bold" fo:background-color="transparent" loext:char-shading-value="0" style:font-name-asian="Gayathri Thin" style:font-name-complex="Gayathri Thin"/>
    </style:style>
    <style:style style:name="T16" style:family="text">
      <style:text-properties style:use-window-font-color="true" loext:opacity="0%" style:font-name="Calibri1" fo:font-size="12pt" fo:font-weight="bold" fo:background-color="transparent" loext:char-shading-value="0" style:font-name-asian="Calibri1" style:font-name-complex="Calibri1"/>
    </style:style>
    <style:style style:name="T17" style:family="text">
      <style:text-properties style:use-window-font-color="true" loext:opacity="0%" style:font-name="Cambria Math" fo:font-size="13pt" fo:font-weight="normal" fo:background-color="transparent" loext:char-shading-value="0" style:font-name-asian="Cambria Math" style:font-name-complex="Cambria Math"/>
    </style:style>
    <style:style style:name="T18" style:family="text">
      <style:text-properties style:use-window-font-color="true" loext:opacity="0%" style:font-name="Cambria Math" fo:font-size="13pt" fo:font-weight="bold" fo:background-color="transparent" loext:char-shading-value="0" style:font-name-asian="Cambria Math" style:font-name-complex="Cambria Math"/>
    </style:style>
    <style:style style:name="T19" style:family="text">
      <style:text-properties style:use-window-font-color="true" loext:opacity="0%" style:font-name="Cambria Math" fo:font-size="13pt" fo:language="es" fo:country="ES" fo:font-weight="bold" fo:background-color="transparent" loext:char-shading-value="0" style:font-name-asian="Cambria Math" style:font-name-complex="Cambria Math"/>
    </style:style>
    <style:style style:name="T20" style:family="text">
      <style:text-properties fo:color="#0000ff" loext:opacity="100%" style:font-name="Gayathri Thin" fo:font-size="12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Gayathri Thin" style:font-name-complex="Gayathri Thin"/>
    </style:style>
    <style:style style:name="T21" style:family="text">
      <style:text-properties style:font-name="Gayathri Thin" fo:font-size="13pt" style:font-name-asian="Gayathri Thin" style:font-name-complex="Gayathri Thin"/>
    </style:style>
    <style:style style:name="T22" style:family="text">
      <style:text-properties style:font-name="Gayathri Thin" fo:font-size="13pt" fo:font-weight="bold" style:font-name-asian="Gayathri Thin" style:font-name-complex="Gayathri Thin"/>
    </style:style>
    <style:style style:name="T23" style:family="text">
      <style:text-properties style:font-name="Cambria Math" fo:font-size="13pt" style:font-name-asian="Cambria Math" style:font-name-complex="Cambria Math"/>
    </style:style>
    <style:style style:name="T24" style:family="text">
      <style:text-properties officeooo:rsid="00084687"/>
    </style:style>
    <style:style style:name="T25" style:family="text">
      <style:text-properties fo:font-weight="bold" style:font-weight-asian="bold" style:font-weight-complex="bold"/>
    </style:style>
    <style:style style:name="T26" style:family="text">
      <style:text-properties fo:font-weight="normal" officeooo:rsid="000b12c4"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variant="normal" fo:text-transform="none" style:font-name="Gayathri Thin" fo:letter-spacing="normal" fo:font-weight="normal" style:font-name-asian="Gayathri Thin" style:font-name-complex="Gayathri Thin" loext:padding="0cm" loext:border="none"/>
    </style:style>
    <style:style style:name="T31" style:family="text">
      <style:text-properties fo:font-variant="normal" fo:text-transform="none" style:font-name="Gayathri Thin" fo:letter-spacing="normal" style:font-name-asian="Gayathri Thin" style:font-weight-asian="bold" style:font-name-complex="Gayathri Thin" style:font-weight-complex="bold" loext:padding="0cm" loext:border="none"/>
    </style:style>
    <style:style style:name="T32" style:family="text">
      <style:text-properties fo:font-variant="normal" fo:text-transform="none" style:font-name="Gayathri Thin" fo:letter-spacing="normal" style:text-underline-style="solid" style:text-underline-width="auto" style:text-underline-color="font-color" officeooo:rsid="00144741" style:font-name-asian="Gayathri Thin" style:font-size-asian="10pt" style:font-weight-asian="bold" style:font-name-complex="Gayathri Thin" style:font-size-complex="10pt" style:font-weight-complex="bold" loext:padding="0cm" loext:border="none"/>
    </style:style>
    <style:style style:name="T33" style:family="text">
      <style:text-properties fo:font-variant="normal" fo:text-transform="none" style:font-name="Gayathri Thin" fo:letter-spacing="normal" style:text-underline-style="none" fo:font-weight="normal" style:font-name-asian="Gayathri Thin" style:font-size-asian="10pt" style:font-name-complex="Gayathri Thin" style:font-size-complex="10pt" loext:padding="0cm" loext:border="none"/>
    </style:style>
    <style:style style:name="T34" style:family="text">
      <style:text-properties fo:font-variant="normal" fo:text-transform="none" style:font-name="Gayathri Thin" fo:letter-spacing="normal" style:text-underline-style="none" fo:font-weight="normal" officeooo:rsid="00128278" style:font-name-asian="Gayathri Thin" style:font-size-asian="10pt" style:font-weight-asian="normal" style:font-name-complex="Gayathri Thin" style:font-size-complex="10pt" style:font-weight-complex="normal" loext:padding="0cm" loext:border="none"/>
    </style:style>
    <style:style style:name="T35" style:family="text">
      <style:text-properties fo:font-variant="normal" fo:text-transform="none" style:font-name="Gayathri Thin" fo:letter-spacing="normal" style:text-underline-style="none" fo:font-weight="normal" officeooo:rsid="0014a9c1" style:font-name-asian="Gayathri Thin" style:font-size-asian="10pt" style:font-weight-asian="normal" style:font-name-complex="Gayathri Thin" style:font-size-complex="10pt" style:font-weight-complex="normal" loext:padding="0cm" loext:border="none"/>
    </style:style>
    <style:style style:name="T36" style:family="text">
      <style:text-properties fo:font-variant="normal" fo:text-transform="none" style:font-name="Gayathri Thin" fo:letter-spacing="normal" style:text-underline-style="none" fo:font-weight="normal" officeooo:rsid="00160621" style:font-name-asian="Gayathri Thin" style:font-size-asian="10pt" style:font-weight-asian="normal" style:font-name-complex="Gayathri Thin" style:font-size-complex="10pt" style:font-weight-complex="normal" loext:padding="0cm" loext:border="none"/>
    </style:style>
    <style:style style:name="T37" style:family="text">
      <style:text-properties fo:font-variant="normal" fo:text-transform="none" style:font-name="Gayathri Thin" fo:letter-spacing="normal" style:text-underline-style="none" officeooo:rsid="00128278" style:font-name-asian="Gayathri Thin" style:font-size-asian="10pt" style:font-weight-asian="bold" style:font-name-complex="Gayathri Thin" style:font-size-complex="10pt" style:font-weight-complex="bold" loext:padding="0cm" loext:border="none"/>
    </style:style>
    <style:style style:name="T38" style:family="text">
      <style:text-properties fo:font-variant="normal" fo:text-transform="none" style:font-name="Gayathri Thin" fo:letter-spacing="normal" style:text-underline-style="none" officeooo:rsid="00144741" style:font-name-asian="Gayathri Thin" style:font-size-asian="10pt" style:font-weight-asian="bold" style:font-name-complex="Gayathri Thin" style:font-size-complex="10pt" style:font-weight-complex="bold" loext:padding="0cm" loext:border="none"/>
    </style:style>
    <style:style style:name="T39" style:family="text">
      <style:text-properties fo:font-variant="normal" fo:text-transform="none" style:font-name="Gayathri Thin" fo:letter-spacing="normal" style:text-underline-style="none" officeooo:rsid="0014a9c1" style:font-name-asian="Gayathri Thin" style:font-size-asian="10pt" style:font-weight-asian="bold" style:font-name-complex="Gayathri Thin" style:font-size-complex="10pt" style:font-weight-complex="bold" loext:padding="0cm" loext:border="none"/>
    </style:style>
    <style:style style:name="T40" style:family="text">
      <style:text-properties fo:font-variant="normal" fo:text-transform="none" style:font-name="Gayathri Thin" fo:letter-spacing="normal" style:text-underline-style="none" officeooo:rsid="00160621" style:font-name-asian="Gayathri Thin" style:font-size-asian="10pt" style:font-weight-asian="bold" style:font-name-complex="Gayathri Thin" style:font-size-complex="10pt" style:font-weight-complex="bold" loext:padding="0cm" loext:border="none"/>
    </style:style>
    <style:style style:name="T41" style:family="text">
      <style:text-properties fo:font-variant="normal" fo:text-transform="none" style:font-name="Gayathri Thin" fo:letter-spacing="normal" style:text-underline-style="none" officeooo:rsid="001abeb9" style:font-name-asian="Gayathri Thin" style:font-size-asian="10pt" style:font-weight-asian="bold" style:font-name-complex="Gayathri Thin" style:font-size-complex="10pt" style:font-weight-complex="bold" loext:padding="0cm" loext:border="none"/>
    </style:style>
    <style:style style:name="T42" style:family="text">
      <style:text-properties fo:font-variant="normal" fo:text-transform="none" style:font-name="Gayathri Thin" fo:letter-spacing="normal" style:text-underline-style="none" officeooo:rsid="001dbf99" style:font-name-asian="Gayathri Thin" style:font-size-asian="10pt" style:font-weight-asian="bold" style:font-name-complex="Gayathri Thin" style:font-size-complex="10pt" style:font-weight-complex="bold" loext:padding="0cm" loext:border="none"/>
    </style:style>
    <style:style style:name="T43" style:family="text">
      <style:text-properties fo:font-variant="normal" fo:text-transform="none" style:use-window-font-color="true" loext:opacity="0%" style:font-name="Gayathri Thin" fo:font-size="13pt" fo:letter-spacing="normal" fo:language="es" fo:country="ES" fo:font-style="normal" fo:font-weight="normal" officeooo:rsid="000cff18" fo:background-color="transparent" loext:char-shading-value="0" style:font-name-asian="Gayathri Thin" style:font-name-complex="Gayathri Thin" loext:padding="0cm" loext:border="none"/>
    </style:style>
    <style:style style:name="T44" style:family="text">
      <style:text-properties fo:font-variant="normal" fo:text-transform="none" style:use-window-font-color="true" loext:opacity="0%" style:font-name="Gayathri Thin" fo:font-size="13pt" fo:letter-spacing="normal" fo:language="es" fo:country="ES" fo:font-style="normal" fo:font-weight="bold" officeooo:rsid="000cff18" fo:background-color="transparent" loext:char-shading-value="0" style:font-name-asian="Gayathri Thin" style:font-weight-asian="bold" style:font-name-complex="Gayathri Thin" style:font-weight-complex="bold" loext:padding="0cm" loext:border="none"/>
    </style:style>
    <style:style style:name="T45" style:family="text">
      <style:text-properties fo:font-variant="normal" fo:text-transform="none" style:use-window-font-color="true" loext:opacity="0%" style:font-name="Gayathri Thin" fo:font-size="13pt" fo:letter-spacing="normal" fo:language="es" fo:country="ES" fo:font-style="normal" style:text-underline-style="none" fo:font-weight="normal" officeooo:rsid="000cff18" fo:background-color="transparent" loext:char-shading-value="0" style:font-name-asian="Gayathri Thin" style:font-size-asian="10pt" style:font-name-complex="Gayathri Thin" style:font-size-complex="10pt" loext:padding="0cm" loext:border="none"/>
    </style:style>
    <style:style style:name="T46" style:family="text">
      <style:text-properties fo:font-variant="normal" fo:text-transform="none" style:use-window-font-color="true" loext:opacity="0%" style:font-name="Gayathri Thin" fo:font-size="13pt" fo:letter-spacing="normal" fo:language="es" fo:country="ES" officeooo:rsid="000cff18" fo:background-color="transparent" loext:char-shading-value="0" style:font-name-asian="Gayathri Thin" style:font-name-complex="Gayathri Thin" loext:padding="0cm" loext:border="none"/>
    </style:style>
    <style:style style:name="T47" style:family="text">
      <style:text-properties officeooo:rsid="00201b32"/>
    </style:style>
    <text:list-style style:name="L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loext:num-list-format="%1%" text:bullet-char="•">
        <style:list-level-properties text:space-before="0.635cm"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M06 </text:span><text:span text:style-name="T16">–</text:span><text:span text:style-name="T1"> Administración de sistemas Operativos en Red</text:span></text:p>
      <text:p text:style-name="P4">DOCKER</text:p>
      <text:p text:style-name="P1"><text:a xlink:type="simple" xlink:href="https://www.ondho.com/que-es-docker-para-que-sirve/" text:style-name="Internet_20_link" text:visited-style-name="Visited_20_Internet_20_Link"><text:span text:style-name="T20">https://www.ondho.com/que-es-docker-para-que-sirve/</text:span></text:a><text:span text:style-name="T2"> </text:span></text:p>
      <text:p text:style-name="P1"><text:a xlink:type="simple" xlink:href="https://geekflare.com/es/docker-hub-introduction/" text:style-name="Internet_20_link" text:visited-style-name="Visited_20_Internet_20_Link"><text:span text:style-name="T20">https://geekflare.com/es/docker-hub-introduction/</text:span></text:a><text:span text:style-name="T2"> </text:span></text:p>
      <text:p text:style-name="P1"><text:a xlink:type="simple" xlink:href="https://blog.desdelinux.net/docker-hub-aprendiendo-tecnologia-docker/" text:style-name="Internet_20_link" text:visited-style-name="Visited_20_Internet_20_Link"><text:span text:style-name="T20">https://blog.desdelinux.net/docker-hub-aprendiendo-tecnologia-docker/</text:span></text:a><text:span text:style-name="T2"> </text:span></text:p>
      <text:p text:style-name="P1"><text:a xlink:type="simple" xlink:href="https://docs.docker.com/engine/reference/run/" text:style-name="Internet_20_link" text:visited-style-name="Visited_20_Internet_20_Link"><text:span text:style-name="T20">https://docs.docker.com/engine/reference/run/</text:span></text:a><text:span text:style-name="T2"> <text:tab/></text:span></text:p>
      <text:p text:style-name="P1"><text:a xlink:type="simple" xlink:href="https://www.digitalocean.com/community/tutorials/how-to-install-and-use-docker-on-ubuntu-20-04-es" text:style-name="Internet_20_link" text:visited-style-name="Visited_20_Internet_20_Link"><text:span text:style-name="T20">https://www.digitalocean.com/community/tutorials/how-to-install-and-use-docker-on-ubuntu-20-04-es</text:span></text:a></text:p>
      <text:p text:style-name="P1"><text:a xlink:type="simple" xlink:href="https://geekflare.com/es/docker-commands/" text:style-name="Internet_20_link" text:visited-style-name="Visited_20_Internet_20_Link">https://geekflare.com/es/docker-commands/</text:a><text:span text:style-name="T3"> </text:span></text:p>
      <text:p text:style-name="P1"><text:a xlink:type="simple" xlink:href="https://docs.docker.com/engine/reference/commandline/run/" text:style-name="Internet_20_link" text:visited-style-name="Visited_20_Internet_20_Link">https://docs.docker.com/engine/reference/commandline/run/</text:a><text:span text:style-name="T3"> </text:span></text:p>
      <text:p text:style-name="P17"/>
      <text:p text:style-name="P5">DOCKER</text:p>
      <text:p text:style-name="P18"/>
      <text:p text:style-name="P23"><text:span text:style-name="T4">Docker</text:span><text:span text:style-name="T5">: Docker Hub es un repositorio público en la nube, similar a Github, para distribuir los contenidos.</text:span></text:p>
      <text:p text:style-name="P23"><text:span text:style-name="T5">Docker nos permite </text:span><text:span text:style-name="T4">encapsular </text:span><text:span text:style-name="T5">la aplicación y sus dependencias. </text:span></text:p>
      <text:p text:style-name="P8">Docker nos ayuda a no malgast<text:span text:style-name="T47">a</text:span>r nuestro tiempo configurando el entorno y las dependencias del sistema, por lo que se puede desplegar fácilmente. </text:p>
      <text:p text:style-name="P23"><text:span text:style-name="T5">La ventaja de docker es muy evidente, podemos </text:span><text:span text:style-name="T4">encapsular</text:span><text:span text:style-name="T5"> todo el entorno de trabajo de una manera que los desarrolladores saben que pueden estar trabajando en su servidor local, con la seguridad de que, al llegar el momento en producción, van a estar ejecutándose con la misma configuración sobre la que se han hecho todas las pruebas.</text:span></text:p>
      <text:p text:style-name="P19"/>
      <text:p text:style-name="P13">DIFERENCIA ENTRE DOCKER Y LAS MÁQUINAS VIRTUALES</text:p>
      <text:p text:style-name="P8">Aunque por naturalleza, se asemejan a las clásicas máquinas virtuales, estamos hablando de algo más avanzado porque nos ofrecen una mayor eficiencia y sencillez.</text:p>
      <text:list xml:id="list3979238260" text:style-name="L1">
        <text:list-item>
          <text:p text:style-name="P27"><text:span text:style-name="T5">Para empezar, los contenedores </text:span><text:span text:style-name="T4">Docker, comparten recursos con el sistema operativo </text:span><text:span text:style-name="T5">sobre el que se ejecutan. De esta manera podemos arrancar o parar el contenedor rápidamente.</text:span></text:p>
        </text:list-item>
        <text:list-item>
          <text:p text:style-name="P37">Las máquinas virtuales tipo VirtualBox, VmWare, Citrix o Virtualbox, se aíslan del sistema operativo sobre el que trabajan.</text:p>
        </text:list-item>
        <text:list-item>
          <text:p text:style-name="P27"><text:soft-page-break/><text:span text:style-name="T5">La </text:span><text:span text:style-name="T4">portabilidad de los contenedores </text:span><text:span text:style-name="T5">hace que los problemas causados por cambiar el entorno, donde está corriendo la aplicación se reduzca a la mínima expresión.</text:span></text:p>
        </text:list-item>
        <text:list-item>
          <text:p text:style-name="P27"><text:span text:style-name="T5">Si las máquinas virtuales quieren simular el entorno diferente al nuestro, </text:span><text:span text:style-name="T4">el container </text:span><text:span text:style-name="T5">de Docker se centra en crear la aplicación y que se pueda portar todo el contenido de manera sencilla.</text:span></text:p>
        </text:list-item>
      </text:list>
      <text:p text:style-name="P19"/>
      <text:p text:style-name="P19"/>
      <text:p text:style-name="P19"/>
      <text:p text:style-name="P13">Docker container engine</text:p>
      <text:list xml:id="list2038780801" text:style-name="L2">
        <text:list-item>
          <text:p text:style-name="P28"><text:span text:style-name="T5">El </text:span><text:span text:style-name="T4">container engine </text:span><text:span text:style-name="T5">es el reponsable de iniciar y parar los contenidos de una manera similar a como lo hace el </text:span><text:span text:style-name="T4">hypervisor</text:span><text:span text:style-name="T5"> de una máquina virtual.</text:span></text:p>
        </text:list-item>
      </text:list>
      <text:p text:style-name="P19"/>
      <text:p text:style-name="P13">Docker hub</text:p>
      <text:list xml:id="list1803837795" text:style-name="L3">
        <text:list-item>
          <text:p text:style-name="P38">Docker hub es un repositorio público en la nube, similar a Github, para distribuir contenidos. Se almacenan imágenes, gratis.</text:p>
        </text:list-item>
      </text:list>
      <text:p text:style-name="P19"/>
      <text:p text:style-name="P8">Con Docker nos permite ahorrar el tiempo que podemos aprovechar para lo más importante, trabajar en nuestras aplicaciones.</text:p>
      <text:p text:style-name="P13">Características</text:p>
      <text:list xml:id="list4035128641" text:style-name="L4">
        <text:list-item>
          <text:p text:style-name="P29"><text:span text:style-name="T5">Nos ayuda a </text:span><text:span text:style-name="T4">encontrar y extraer</text:span><text:span text:style-name="T5"> imágenes de contenedores de Docker Hub.</text:span></text:p>
        </text:list-item>
        <text:list-item>
          <text:p text:style-name="P29"><text:span text:style-name="T5">Nos permite crear </text:span><text:span text:style-name="T4">grupos de trabajos </text:span><text:span text:style-name="T5">e impulsar los repositorios como uno privbado.</text:span></text:p>
        </text:list-item>
        <text:list-item>
          <text:p text:style-name="P39">Integración con Github.</text:p>
        </text:list-item>
        <text:list-item>
          <text:p text:style-name="P39">Construcciones automatizadas con Github.</text:p>
        </text:list-item>
        <text:list-item>
          <text:p text:style-name="P39">Webhooks.</text:p>
        </text:list-item>
      </text:list>
      <text:p text:style-name="P19"/>
      <text:p text:style-name="P13">COMANDOS DE DOCKER</text:p>
      <text:list xml:id="list2213313285" text:style-name="L5">
        <text:list-item>
          <text:p text:style-name="P30"><text:span text:style-name="T5">$ docker info </text:span><text:span text:style-name="T17">→</text:span><text:span text:style-name="T5"> Ver la info de Docker.</text:span></text:p>
        </text:list-item>
        <text:list-item>
          <text:p text:style-name="P30"><text:soft-page-break/><text:span text:style-name="T5">$ docker version </text:span><text:span text:style-name="T17">→</text:span><text:span text:style-name="T5"> Ver la versión del Docker.</text:span></text:p>
        </text:list-item>
        <text:list-item>
          <text:p text:style-name="P30"><text:span text:style-name="T5">$ docker run -i -t ubuntu:latest /bin/bash </text:span><text:span text:style-name="T17">→</text:span><text:span text:style-name="T5"> Instalar la imagen (-i) de la última de Ubuntu y ejecutarla en terminal (-t)</text:span></text:p>
        </text:list-item>
        <text:list-item>
          <text:p text:style-name="P30"><text:span text:style-name="T5">$ docker login </text:span><text:span text:style-name="T17">→</text:span><text:span text:style-name="T5"> Inicia sesión</text:span></text:p>
        </text:list-item>
        <text:list-item>
          <text:p text:style-name="P30"><text:span text:style-name="T5">$ docker search mysql </text:span><text:span text:style-name="T17">→</text:span><text:span text:style-name="T5"> Busca la imagen de MySQL </text:span></text:p>
        </text:list-item>
        <text:list-item>
          <text:p text:style-name="P30"><text:span text:style-name="T5">$ docker pull mysql </text:span><text:span text:style-name="T17">→</text:span><text:span text:style-name="T5"> Para descargar una imagen</text:span></text:p>
        </text:list-item>
        <text:list-item>
          <text:p text:style-name="P30"><text:span text:style-name="T5">$ docker pull bitnami/mysql </text:span><text:span text:style-name="T17">→</text:span><text:span text:style-name="T5"> Descargarse una imagen de Bitnami / Mysql</text:span></text:p>
        </text:list-item>
        <text:list-item>
          <text:p text:style-name="P30"><text:span text:style-name="T5">$ docker build -t <text:s/>keshikid03/first-repo </text:span><text:span text:style-name="T17">→</text:span><text:span text:style-name="T5"> Crear una imagen a partir de un </text:span><text:span text:style-name="T4">Dockerfile</text:span></text:p>
        </text:list-item>
        <text:list-item>
          <text:p text:style-name="P30"><text:span text:style-name="T5">$ docker push keshikid03/first-repo </text:span><text:span text:style-name="T17">→</text:span><text:span text:style-name="T5"> Subir a Docker Hub. [Requieres una clave GPG (Dentro de Docker Hub </text:span><text:span text:style-name="T17">→</text:span><text:span text:style-name="T5"> Settings </text:span><text:span text:style-name="T17">→</text:span><text:span text:style-name="T5"> Developer </text:span><text:span text:style-name="T17">→</text:span><text:span text:style-name="T5"> Generate Key)].</text:span></text:p>
        </text:list-item>
      </text:list>
      <text:p text:style-name="P19"/>
      <text:p text:style-name="P19"/>
      <text:p text:style-name="P13">DOCKERFILE</text:p>
      <text:list xml:id="list2314904568" text:style-name="L6">
        <text:list-item>
          <text:p text:style-name="P31"><text:span text:style-name="T5">Un </text:span><text:span text:style-name="T4">Dockerfile </text:span><text:span text:style-name="T5">es como un manual de instrucciones que le dice a </text:span><text:span text:style-name="T4">Docker </text:span><text:span text:style-name="T5">qué construir. Es un archivo de configuración que sigue ensamblando instrucciones.</text:span></text:p>
        </text:list-item>
        <text:list-item>
          <text:p text:style-name="P31"><text:span text:style-name="T5">Docker lee las intrucciones de un </text:span><text:span text:style-name="T4">Dockerfile </text:span><text:span text:style-name="T5">y crea imágenes automáticamente. La imagen de Docker es un </text:span><text:span text:style-name="T4">sistema de archivos</text:span><text:span text:style-name="T5"> en capas, y consta de varias capas de solo lectura.</text:span></text:p>
        </text:list-item>
        <text:list-item>
          <text:p text:style-name="P40">Ejemplo: “Crear un Dockerfile” | NOTA: El nombre del Dockerfile debe ser en mayúscula la D.</text:p>
        </text:list-item>
      </text:list>
      <text:p text:style-name="P8"><text:tab/><text:tab/>FROM ubuntu:16.04</text:p>
      <text:p text:style-name="P9"><text:tab/><text:tab/>MAINTAINER someuser@somedomain.com</text:p>
      <text:p text:style-name="P9"><text:tab/><text:tab/>RUN apt-get update</text:p>
      <text:p text:style-name="P9"><text:tab/><text:tab/>RUN apt-get install –y mysql</text:p>
      <text:p text:style-name="P10"><text:tab/><text:tab/>CMD echo "My first image created."</text:p>
      <text:list xml:id="list880241173" text:style-name="L7">
        <text:list-item>
          <text:p text:style-name="P32"><text:span text:style-name="T5"># </text:span><text:span text:style-name="T17">→</text:span><text:span text:style-name="T5"> Para agregar comentarios a un Dockerfile</text:span></text:p>
        </text:list-item>
        <text:list-item>
          <text:p text:style-name="P32"><text:span text:style-name="T5">La palabra </text:span><text:span text:style-name="T4">FROM </text:span><text:span text:style-name="T18">→</text:span><text:span text:style-name="T4"> </text:span><text:span text:style-name="T5">Define la imagen base que se utilizará.</text:span></text:p>
        </text:list-item>
        <text:list-item>
          <text:p text:style-name="P32"><text:soft-page-break/><text:span text:style-name="T5">Los </text:span><text:span text:style-name="T4">MAINTAINER </text:span><text:span text:style-name="T18">→</text:span><text:span text:style-name="T4"> </text:span><text:span text:style-name="T5">La palabra clave de la persona que va a mantener la imagen.</text:span></text:p>
        </text:list-item>
        <text:list-item>
          <text:p text:style-name="P32"><text:span text:style-name="T4">RUN </text:span><text:span text:style-name="T18">→</text:span><text:span text:style-name="T4"> </text:span><text:span text:style-name="T5">Ejecutar la instrucción dada para la imagen. Es lineal. Es decir va por orden.</text:span></text:p>
        </text:list-item>
        <text:list-item>
          <text:p text:style-name="P32"><text:span text:style-name="T4">CMD </text:span><text:span text:style-name="T18">→</text:span><text:span text:style-name="T4"> </text:span><text:span text:style-name="T5">Ejecuta un comando una vez que se ha lanzado el contenedor.</text:span></text:p>
        </text:list-item>
        <text:list-item>
          <text:p text:style-name="P32"><text:span text:style-name="T4">COPY </text:span><text:span text:style-name="T18">→</text:span><text:span text:style-name="T4"> </text:span><text:span text:style-name="T5">Copiar un archivo de nuestro sistema operativo host al contenedor de la ventana acoplable.</text:span></text:p>
        </text:list-item>
        <text:list-item>
          <text:p text:style-name="P32"><text:span text:style-name="T4">EXPOSE </text:span><text:span text:style-name="T17">→</text:span><text:span text:style-name="T5"> Para especificar el número del puerto en el que el contenedor ejecutará su proceso.</text:span></text:p>
        </text:list-item>
        <text:list-item>
          <text:p text:style-name="P42">SINTAXIS:</text:p>
        </text:list-item>
        <text:list-item>
          <text:p text:style-name="P32"><text:span text:style-name="T5">$ docker build -t <text:s/>keshikid03/first-repo .</text:span><text:span text:style-name="T17">→</text:span><text:span text:style-name="T5"> -t (TAG), para etiquetar a la imagen </text:span><text:span text:style-name="T17">→</text:span><text:span text:style-name="T5"> El . Es para especificar el directorio de trabajo actual, es una indicación para que Docker busque en el directorio actual el archivo de </text:span><text:span text:style-name="T4">Dockerfile.</text:span></text:p>
          <text:p text:style-name="P32"/>
        </text:list-item>
      </text:list>
      <text:list xml:id="list163032338702263" text:continue-list="list2314904568" text:style-name="L6">
        <text:list-item>
          <text:p text:style-name="P41">Ejemplo<text:span text:style-name="T24">2</text:span>: “Crear un Dockerfile” | NOTA: El nombre del Dockerfile debe ser en <text:span text:style-name="T25">mayúscula la D</text:span>.</text:p>
        </text:list-item>
      </text:list>
      <text:p text:style-name="P21"><text:span text:style-name="T9"><text:tab/><text:tab/></text:span><text:span text:style-name="T10">FROM debian:latest</text:span></text:p>
      <text:p text:style-name="P2"><text:span text:style-name="T9"><text:tab/><text:tab/></text:span><text:span text:style-name="T10">LABEL author=”keshi”</text:span></text:p>
      <text:p text:style-name="P2"><text:span text:style-name="T9"><text:tab/><text:tab/></text:span><text:span text:style-name="T10">LABEL</text:span><text:span text:style-name="T9"> </text:span><text:span text:style-name="T11">description=”descripcion …”</text:span></text:p>
      <text:p text:style-name="P2"><text:span text:style-name="T9"><text:tab/><text:tab/>RUN apt-get </text:span><text:span text:style-name="T11">update</text:span></text:p>
      <text:p text:style-name="P11"><text:tab/><text:tab/>RUN apt-get -y install procps iproute2 nmap tree vim</text:p>
      <text:p text:style-name="P2"><text:span text:style-name="T11"><text:tab/><text:tab/>RUN mkdir </text:span><text:span text:style-name="T12">opt</text:span><text:span text:style-name="T13">docker</text:span></text:p>
      <text:p text:style-name="P3"><text:span text:style-name="T9"><text:tab/><text:tab/>CMD </text:span><text:span text:style-name="T11">[“/bin/bash”]</text:span></text:p>
      <text:list xml:id="list1710356517" text:style-name="L8">
        <text:list-item>
          <text:p text:style-name="P33"><text:span text:style-name="T5"># </text:span><text:span text:style-name="T17">→</text:span><text:span text:style-name="T5"> Para agregar comentarios a un Dockerfile</text:span></text:p>
        </text:list-item>
        <text:list-item>
          <text:p text:style-name="P33"><text:span text:style-name="T5">La palabra </text:span><text:span text:style-name="T4">FROM </text:span><text:span text:style-name="T18">→</text:span><text:span text:style-name="T4"> </text:span><text:span text:style-name="T5">Define la imagen base que se utilizará.</text:span></text:p>
        </text:list-item>
        <text:list-item>
          <text:p text:style-name="P33"><text:span text:style-name="T5">Los </text:span><text:span text:style-name="T4">MAINTAINER </text:span><text:span text:style-name="T18">→</text:span><text:span text:style-name="T4"> </text:span><text:span text:style-name="T5">La palabra clave de la persona que va a mantener la imagen.</text:span></text:p>
        </text:list-item>
        <text:list-item>
          <text:p text:style-name="P33"><text:span text:style-name="T4">RUN </text:span><text:span text:style-name="T18">→</text:span><text:span text:style-name="T4"> </text:span><text:span text:style-name="T5">Ejecutar la instrucción dada para la imagen. Es lineal. Es decir va por orden.</text:span></text:p>
        </text:list-item>
        <text:list-item>
          <text:p text:style-name="P33"><text:span text:style-name="T4">CMD </text:span><text:span text:style-name="T18">→</text:span><text:span text:style-name="T4"> </text:span><text:span text:style-name="T5">Ejecuta un comando una vez que se ha lanzado el contenedor.</text:span></text:p>
        </text:list-item>
        <text:list-item>
          <text:p text:style-name="P58"><text:soft-page-break/><text:span text:style-name="T8">LABEL</text:span><text:span text:style-name="T7"> </text:span><text:span text:style-name="T19">→</text:span><text:span text:style-name="T7"> </text:span><text:span text:style-name="T11">Añade información</text:span></text:p>
        </text:list-item>
        <text:list-item>
          <text:p text:style-name="P33"><text:span text:style-name="T4">EXPOSE </text:span><text:span text:style-name="T17">→</text:span><text:span text:style-name="T5"> Para especificar el número del puerto en el que el contenedor ejecutará su proceso.</text:span></text:p>
        </text:list-item>
        <text:list-item>
          <text:p text:style-name="P43">SINTAXIS:</text:p>
        </text:list-item>
        <text:list-item>
          <text:p text:style-name="P55"><text:span text:style-name="T21">$ docker build -t <text:s/>keshikid03/first-repo .</text:span><text:span text:style-name="T23">→</text:span><text:span text:style-name="T21"> -t (TAG), para etiquetar a la imagen </text:span><text:span text:style-name="T23">→</text:span><text:span text:style-name="T21"> El . Es para especificar el directorio de trabajo actual, es una indicación para que Docker busque en el directorio actual el archivo de </text:span><text:span text:style-name="T22">Dockerfile.</text:span></text:p>
        </text:list-item>
      </text:list>
      <text:p text:style-name="P19"/>
      <text:p text:style-name="P13">ESTRUCTURA DE DOCKER </text:p>
      <text:list xml:id="list1487778326" text:style-name="L9">
        <text:list-item>
          <text:p text:style-name="P34"><text:span text:style-name="T5">Para ir conociendo y probando los mismos, se puede teclear en una </text:span><text:span text:style-name="T4">terminal (consola)</text:span><text:span text:style-name="T5"> de GNU/Linux la siguiente orden de comando: </text:span><text:span text:style-name="T4">docker help</text:span><text:span text:style-name="T5">, para que nos muestre en pantalla, entre otras cosas, lo siguiente:</text:span></text:p>
        </text:list-item>
        <text:list-item>
          <text:p text:style-name="P36"><text:span text:style-name="T5">La estructura semántica del uso de Docker: </text:span><text:span text:style-name="T4">docker [OPTIONS] COMMAND o docker [OPCIONES] COMANDO.</text:span></text:p>
        </text:list-item>
        <text:list-item>
          <text:p text:style-name="P46">Las opciones disponibles y vigentes a ejecutar: --config string, -c, --context string, -D, --debug, -H, --host list, -l, --log-level string, --tls, --tlscacert string, --tlscert string, --tlskey string, --tlsverify y -v, --version. </text:p>
        </text:list-item>
        <text:list-item>
          <text:p text:style-name="P46">Los comandos administrativos disponibles y vigentes a ejecutar: builder, config, container, context, engine, image, network, node, pluging, secret, service, stack, swarm, system, trust y volume. </text:p>
        </text:list-item>
        <text:list-item>
          <text:p text:style-name="P47">Los comandos normales disponibles y vigentes a ejecutar: attach, build, commit, context, cp, create, diff, events, exec, export, history, images, import, info, inspect, kill, load, login, logout, logs, pause, port, ps, pull, push, rename, restart, rm, rmi, run, save, search, start, stats, stop, tag, top, unpause, update, version y wait. </text:p>
        </text:list-item>
      </text:list>
      <text:p text:style-name="P12">Y para mayor información sobre un comando en especial de Docker, se puede teclear en una terminal (consola) de GNU/Linux la siguiente orden de comando: docker COMMAND --help. Por ejemplo:</text:p>
      <text:p text:style-name="P19"/>
      <text:p text:style-name="P23"><text:span text:style-name="T14">El comando </text:span><text:span text:style-name="T15">docker run:</text:span></text:p>
      <text:list xml:id="list4018144618" text:style-name="L10">
        <text:list-item>
          <text:p text:style-name="P56">$ docker run [OPTIONS] IMAGE[:TAG|@DIGEST] [COMMAND] <text:soft-page-break/>[ARG...]</text:p>
        </text:list-item>
      </text:list>
      <text:p text:style-name="P8">Se ha de especificar la IMAGEN para derivar de dónde procede el container.</text:p>
      <text:p text:style-name="P8">Puede estar definida en:</text:p>
      <text:list xml:id="list2866694623" text:style-name="L11">
        <text:list-item>
          <text:p text:style-name="P44">Detached of foreground running [-d detached]</text:p>
        </text:list-item>
        <text:list-item>
          <text:p text:style-name="P44">Identificación del container</text:p>
        </text:list-item>
        <text:list-item>
          <text:p text:style-name="P44">Network settings</text:p>
        </text:list-item>
        <text:list-item>
          <text:p text:style-name="P44">Constraints de la CPU y Memoria</text:p>
        </text:list-item>
      </text:list>
      <text:p text:style-name="P19"/>
      <text:p text:style-name="P13">Detached vs Foreground</text:p>
      <text:p text:style-name="P8">Cuando se inicia el container de una Docker, debes decidir si iniciar el container en modo background en “detached” mode o en primer plano “foreground”</text:p>
      <text:p text:style-name="P20">-d=false: Detached mode: Run container in the background, print new container id</text:p>
      <text:p text:style-name="P23"><text:span text:style-name="T5">- - rm </text:span><text:span text:style-name="T17">→</text:span><text:span text:style-name="T5"> Si se especifica, el container será removido cuando salga o cuando el demonio salga.</text:span></text:p>
      <text:p text:style-name="P8">Ejemplo:</text:p>
      <text:list xml:id="list3784884242" text:style-name="L12">
        <text:list-item>
          <text:p text:style-name="P57">$ docker run -d -p 80:80 my_image service nginx start</text:p>
        </text:list-item>
      </text:list>
      <text:p text:style-name="P8">Iniciar el servicio nginx en segundo plano.</text:p>
      <text:p text:style-name="P19"/>
      <text:p text:style-name="P13">FOREGROUND</text:p>
      <text:p text:style-name="P19"/>
      <text:p text:style-name="P13">Glossario</text:p>
      <text:list xml:id="list2996104632" text:style-name="L13">
        <text:list-item>
          <text:p text:style-name="P45">Detached = Backgroud = Separado</text:p>
        </text:list-item>
        <text:list-item>
          <text:p text:style-name="P45">Foreground = Primer plano</text:p>
        </text:list-item>
      </text:list>
      <text:p text:style-name="P19"/>
      <text:p text:style-name="P16"/>
      <text:p text:style-name="P16">Comandos de uso de DOCKER HUB</text:p>
      <text:list xml:id="list1138910178" text:style-name="L14">
        <text:list-item>
          <text:p text:style-name="P35"><text:span text:style-name="T4">$ docker run --rm -it debian /bin/bash </text:span><text:span text:style-name="T5">[run --&gt; Ejecutar | --rm --&gt; Efecto de depuración / Limpiar el container y borra el sistema de </text:span><text:soft-page-break/><text:span text:style-name="T5">ficheros al salir | -i -t --&gt; Se especifica la imagen y de forma interactiva con terminal /bin/bash]</text:span></text:p>
        </text:list-item>
        <text:list-item>
          <text:p text:style-name="P35"><text:span text:style-name="T4">$ docker ps </text:span><text:span text:style-name="T5">--&gt; Ver los procesos abiertos que tienen los contenedores</text:span></text:p>
        </text:list-item>
        <text:list-item>
          <text:p text:style-name="P48">$ docker network ls</text:p>
        </text:list-item>
        <text:list-item>
          <text:p text:style-name="P48">$ docker create network [nombre_network]</text:p>
        </text:list-item>
        <text:list-item>
          <text:p text:style-name="P48">$ docker network inspect [nombre_network]</text:p>
        </text:list-item>
        <text:list-item>
          <text:p text:style-name="P48">$ docker container inspect [nombre_container]</text:p>
        </text:list-item>
        <text:list-item>
          <text:p text:style-name="P48">$ docker run --rm -it --network [nombre_network] debian /bin/bash</text:p>
        </text:list-item>
        <text:list-item>
          <text:p text:style-name="P48">$ docker network create --subnet=172.20.0.0/16 [nombre_network]</text:p>
        </text:list-item>
        <text:list-item>
          <text:p text:style-name="P48">$ docker network rm [nombre_network] --&gt; Borrar network</text:p>
        </text:list-item>
        <text:list-item>
          <text:p text:style-name="P48">$ docker start [nombre_container]</text:p>
        </text:list-item>
        <text:list-item>
          <text:p text:style-name="P48">$ docker attach [nombre_container]</text:p>
        </text:list-item>
        <text:list-item>
          <text:p text:style-name="P48">$ docker exec -it [nombre_container] /bin/bash</text:p>
        </text:list-item>
        <text:list-item>
          <text:p text:style-name="P35"><text:span text:style-name="T4">$ docker build -t [nombre_imagen] . --&gt; </text:span><text:span text:style-name="T5">Construir una imagen a partir de un Dockerfile </text:span><text:span text:style-name="T6">en esta ubicación</text:span><text:span text:style-name="T5">.</text:span></text:p>
        </text:list-item>
        <text:list-item>
          <text:p text:style-name="P35"><text:span text:style-name="T4">$ docker images </text:span><text:span text:style-name="T5">--&gt; Muestra las imagenes</text:span></text:p>
        </text:list-item>
        <text:list-item>
          <text:p text:style-name="P48">$ docker run --name [nombre_del_container] -d [En forma de detach, daemon ejecutable en segundo plano]</text:p>
        </text:list-item>
        <text:list-item>
          <text:p text:style-name="P35"><text:span text:style-name="T4">$ docker exec -it web ps ax --&gt; </text:span><text:span text:style-name="T5">Podemos ejecutar el container sin tener que hacer un </text:span><text:span text:style-name="T4">attach, </text:span><text:span text:style-name="T5">o sea entrar dentro de ella, podemos ejecutarlo desde fuera.</text:span></text:p>
        </text:list-item>
        <text:list-item>
          <text:p text:style-name="P35"><text:span text:style-name="T4">$ docker login / docker logout --&gt; </text:span><text:span text:style-name="T5">Iniciar sesión y cerrar sesión de docker.</text:span></text:p>
        </text:list-item>
        <text:list-item>
          <text:p text:style-name="P48">$ docker push [usuario/nombre_imagen]</text:p>
        </text:list-item>
        <text:list-item>
          <text:p text:style-name="P48">$ docker tag [nombre_usuario/imagen] → <text:span text:style-name="T26">Cambiar el tag</text:span></text:p>
        </text:list-item>
        <text:list-item>
          <text:p text:style-name="P49"><text:soft-page-break/>docker history [nombre_imagen:latest]</text:p>
        </text:list-item>
        <text:list-item>
          <text:p text:style-name="P49">docker exec web echo “exemple modificiació” &gt; <text:span text:style-name="T27">/</text:span><text:span text:style-name="T28">var/www/html/index.html → </text:span><text:span text:style-name="T29">Ejecuta la orden echo dentro de la imagen web sin entrar a ella</text:span></text:p>
        </text:list-item>
        <text:list-item>
          <text:p text:style-name="P26"><text:span text:style-name="Source_20_Text"><text:span text:style-name="T31">docker ps -a</text:span></text:span><text:span text:style-name="Source_20_Text"><text:span text:style-name="T30"> <text:s text:c="15"/># Lists containers (and tells you which images they are spun from)</text:span></text:span></text:p>
        </text:list-item>
      </text:list>
      <text:p text:style-name="P15"/>
      <text:p text:style-name="P25"><text:span text:style-name="Source_20_Text"><text:span text:style-name="T44">docker images </text:span></text:span><text:span text:style-name="Source_20_Text"><text:span text:style-name="T43"><text:s text:c="14"/># Lists images </text:span></text:span></text:p>
      <text:p text:style-name="P15"/>
      <text:p text:style-name="P25"><text:span text:style-name="Source_20_Text"><text:span text:style-name="T44">docker rm &lt;container_id&gt;</text:span></text:span><text:span text:style-name="Source_20_Text"><text:span text:style-name="T43"> <text:s text:c="3"/># Removes a stopped container</text:span></text:span></text:p>
      <text:p text:style-name="P15"/>
      <text:p text:style-name="P25"><text:span text:style-name="Source_20_Text"><text:span text:style-name="T44">docker rm -f &lt;container_id&gt;</text:span></text:span><text:span text:style-name="Source_20_Text"><text:span text:style-name="T43"> # Forces the removal of a running container (uses SIGKILL)</text:span></text:span></text:p>
      <text:p text:style-name="P15"/>
      <text:p text:style-name="P25"><text:span text:style-name="Source_20_Text"><text:span text:style-name="T44">docker rmi &lt;image_id&gt; <text:s text:c="3"/></text:span></text:span><text:span text:style-name="Source_20_Text"><text:span text:style-name="T43"><text:s text:c="3"/># Removes an image </text:span></text:span></text:p>
      <text:p text:style-name="P25"><text:span text:style-name="Source_20_Text"><text:span text:style-name="T46"><text:s text:c="28"/></text:span></text:span><text:span text:style-name="Source_20_Text"><text:span text:style-name="T43"># Will fail if there is a running instance of that image i.e. container</text:span></text:span></text:p>
      <text:p text:style-name="P15"/>
      <text:p text:style-name="P25"><text:span text:style-name="Source_20_Text"><text:span text:style-name="T44">docker rmi -f &lt;image_id&gt;</text:span></text:span><text:span text:style-name="Source_20_Text"><text:span text:style-name="T43"> <text:s text:c="3"/># Forces removal of image even if it is referenced in multiple repositories, </text:span></text:span></text:p>
      <text:p text:style-name="P25"><text:span text:style-name="Source_20_Text"><text:span text:style-name="T46"><text:s text:c="28"/></text:span></text:span><text:span text:style-name="Source_20_Text"><text:span text:style-name="T43"># i.e. same image id given multiple names/tags </text:span></text:span></text:p>
      <text:p text:style-name="P25"><text:span text:style-name="Source_20_Text"><text:span text:style-name="T46"><text:s text:c="28"/></text:span></text:span><text:span text:style-name="Source_20_Text"><text:span text:style-name="T43"># Will still fail if there is a docker container referencing image</text:span></text:span></text:p>
      <text:list xml:id="list163032663488536" text:continue-numbering="true" text:style-name="L14">
        <text:list-item>
          <text:p text:style-name="P26"><text:span text:style-name="Source_20_Text"><text:span text:style-name="T33">docker container ls -a</text:span></text:span></text:p>
        </text:list-item>
      </text:list>
      <text:p text:style-name="P24"><text:span text:style-name="Source_20_Text"><text:span text:style-name="T45">docker image ls</text:span></text:span></text:p>
      <text:p text:style-name="P24"><text:span text:style-name="Source_20_Text"><text:span text:style-name="T45">docker container rm &lt;container_id&gt;</text:span></text:span></text:p>
      <text:p text:style-name="P24"><text:span text:style-name="Source_20_Text"><text:span text:style-name="T45">docker image rm &lt;image_id&gt;</text:span></text:span></text:p>
      <text:p text:style-name="P14"><text:span text:style-name="Source_20_Text"><text:span text:style-name="T45"/></text:span></text:p>
      <text:list xml:id="list3660031411" text:style-name="L15">
        <text:list-item>
          <text:p text:style-name="P50"><text:span text:style-name="Source_20_Text"><text:span text:style-name="T37">docker run --rm -it debian /bin/bash → </text:span></text:span><text:span text:style-name="Source_20_Text"><text:span text:style-name="T34">Se inicia una docker Debian en /bin/bash</text:span></text:span></text:p>
        </text:list-item>
        <text:list-item>
          <text:p text:style-name="P50"><text:span text:style-name="Source_20_Text"><text:span text:style-name="T37">docker container inspect [NOMBRE RED]</text:span></text:span></text:p>
        </text:list-item>
        <text:list-item>
          <text:p text:style-name="P51"><text:span text:style-name="Source_20_Text"><text:span text:style-name="T38">docker history nombre_imagen:tag</text:span></text:span></text:p>
        </text:list-item>
        <text:list-item>
          <text:p text:style-name="P51"><text:soft-page-break/><text:span text:style-name="Source_20_Text"><text:span text:style-name="T38">docker logs [nombre_container]</text:span></text:span></text:p>
        </text:list-item>
        <text:list-item>
          <text:p text:style-name="P51"><text:span text:style-name="Source_20_Text"><text:span text:style-name="T38">docker top [</text:span></text:span><text:span text:style-name="Source_20_Text"><text:span text:style-name="T32">nombre_container</text:span></text:span><text:span text:style-name="Source_20_Text"><text:span text:style-name="T38">]</text:span></text:span></text:p>
        </text:list-item>
        <text:list-item>
          <text:p text:style-name="P51"><text:span text:style-name="Source_20_Text"><text:span text:style-name="T38">docker search</text:span></text:span></text:p>
        </text:list-item>
        <text:list-item>
          <text:p text:style-name="P52"><text:span text:style-name="Source_20_Text"><text:span text:style-name="T39">docker run –rm –name ldap.edt.org -h ldap.edt.org -p 389:389 -d keshikid03/ldap21:base → </text:span></text:span><text:span text:style-name="Source_20_Text"><text:span text:style-name="T35">Ejecutamelo en detach y propagame por el puerto 389 tanto de host como del container.</text:span></text:span></text:p>
        </text:list-item>
        <text:list-item>
          <text:p text:style-name="P53"><text:span text:style-name="Source_20_Text"><text:span text:style-name="T40">Docker cp [contenedor:/ruta] [archivo local] → </text:span></text:span><text:span text:style-name="Source_20_Text"><text:span text:style-name="T36">Copia los archivos.</text:span></text:span></text:p>
        </text:list-item>
        <text:list-item>
          <text:p text:style-name="P54"><text:span text:style-name="Source_20_Text"><text:span text:style-name="T41">Docker commit -a edt@ -m “La meva primera i</text:span></text:span><text:span text:style-name="Source_20_Text"><text:span text:style-name="T42">m</text:span></text:span><text:span text:style-name="Source_20_Text"><text:span text:style-name="T41">atge” mydebian myprova</text:span></text:span></text:p>
        </text:list-item>
      </text:list>
      <text:p text:style-name="P14"><text:span text:style-name="Source_20_Text"><text:span text:style-name="T45"/></text:span></text:p>
      <text:p text:style-name="P14"><text:span text:style-name="Source_20_Text"><text:span text:style-name="T45"/></text:span></text:p>
      <text:p text:style-name="P14"><text:span text:style-name="Source_20_Text"><text:span text:style-name="T45"/></text:span></text:p>
      <text:p text:style-name="P14"><text:span text:style-name="Source_20_Text"><text:span text:style-name="T45"/></text:span></text:p>
      <text:p text:style-name="P14"><text:span text:style-name="Source_20_Text"><text:span text:style-name="T45"/></text:span></text:p>
      <text:p text:style-name="P8"/>
      <text:p text:style-name="P7"/>
      <text:p text:style-name="P6">DOCK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face style:name="Cambria Math" svg:font-family="'Cambria Math'"/>
    <style:font-face style:name="DejaVu Sans" svg:font-family="'DejaVu Sans'" style:font-family-generic="system" style:font-pitch="variable"/>
    <style:font-face style:name="Gayathri Thin" svg:font-family="'Gayathri Thin'"/>
    <style:font-face style:name="Liberation Mono" svg:font-family="'Liberation Mono'" style:font-family-generic="modern" style:font-pitch="fixed"/>
    <style:font-face style:name="Liberation Mono1" svg:font-family="'Liberation Mono'"/>
    <style:font-face style:name="OpenSymbol" svg:font-family="OpenSymbol" style:font-charset="x-symbol"/>
    <style:font-face style:name="Symbol" svg:font-family="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5T16:30:26.656000000</dc:date>
    <meta:editing-duration>PT2H58M8S</meta:editing-duration>
    <meta:editing-cycles>12</meta:editing-cycles>
    <meta:generator>LibreOffice/7.2.1.2$Windows_X86_64 LibreOffice_project/87b77fad49947c1441b67c559c339af8f3517e22</meta:generator>
    <meta:document-statistic meta:table-count="0" meta:image-count="0" meta:object-count="0" meta:page-count="10" meta:paragraph-count="148" meta:word-count="1725" meta:character-count="10622" meta:non-whitespace-character-count="8989"/>
  </office:meta>
</office:document-meta>
</file>